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a entregar:</text:p>
      <text:p text:style-name="Standard"/>
      <text:p text:style-name="Standard">1-. Copiar el ejemplo número 1 dado en la tercera clase.</text:p>
      <text:p text:style-name="Standard"/>
      <text:p text:style-name="Standard">2-. Modificar el programa main.c para crear coches y que se añadan en el concesionario. Dichos objetos deben ser creados con la información pasada a través de un fichero el cuál se pasará como argumento del programa main. El programa main debe aceptar el siguiente parámetro:</text:p>
      <text:list xml:id="list1211191083" text:style-name="L1">
        <text:list-item>
          <text:list>
            <text:list-item>
              <text:p text:style-name="P3">-f o -file: El cuál servirá para adjuntar el nombre del fichero que queremos leer.</text:p>
            </text:list-item>
          </text:list>
        </text:list-item>
      </text:list>
      <text:p text:style-name="Standard"/>
      <text:p text:style-name="Standard">3-. El programa debe de constar de dos funciones:</text:p>
      <text:p text:style-name="P4">3.1-. Un función la cuál se le pasara el nombre del documento y un concesionario. En ella se leerá los valores de dicho fichero, que contendrá una lista de valores para inicializar un número determinado de coches. Dichos coches serán añadidos a la estructura concesionario.</text:p>
      <text:p text:style-name="P4"/>
      <text:p text:style-name="P4">3.2-. Una función la cual pasando una estructura concesionario. Guardará en un fichero la información correspondiente a los coches que disponibles en el garaje de nuestro concesionario.</text:p>
      <text:p text:style-name="P4"/>
      <text:p text:style-name="P2">El formato del fichero tanto de lectura como de escritura debe ser el mismo, para que dicho ficheros sean compatibles para una posible lectura.</text:p>
      <text:p text:style-name="P2"/>
      <text:p text:style-name="P2">EXTRAS</text:p>
      <text:p text:style-name="P2"/>
      <text:p text:style-name="P2">4-. Generar un parche con todo el código desarrollado. Guardar dicho fichero también en la carpeta del proyecto, creando una carpeta llamada “parches”.</text:p>
      <text:p text:style-name="P2"/>
      <text:p text:style-name="P2"/>
      <text:p text:style-name="P2"><text:span text:style-name="T1">Los ejercicios deben ser subidos a la cuenta personal de cada alumno de GitHub. El ejercicio debe estar subido en dicha cuenta como día límite, el miércoles de la semana que viene. Para toda duda o problema con los ejercicios, tienen la opción de ponerse en contacto con el profesor a partir del correo &lt;</text:span><text:a xlink:type="simple" xlink:href="mailto:alvaro@soleta.eu"><text:span text:style-name="T1">alvaro@soleta.eu</text:span></text:a><text:span text:style-name="T1">&gt; <text:s/>o por la lista de programación en C. Se valorará positivamente tanto realizar las preguntas por dicha lista como la resolución de ellas por parte de algún/alguna compañera/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5-02-27T10:52:46</meta:creation-date>
    <dc:date>2015-03-12T15:13:17</dc:date>
    <dc:creator>alvaro </dc:creator>
    <meta:editing-duration>PT50M45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11" meta:word-count="288" meta:character-count="1659" meta:non-whitespace-character-count="1464"/>
  </office:meta>
</office:document-meta>
</file>